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style:writing-mode="page"/>
    </style:style>
    <style:style style:name="Tableau1.B7" style:family="table-cell">
      <style:table-cell-properties style:writing-mode="page"/>
    </style:style>
    <style:style style:name="Tableau1.C7" style:family="table-cell">
      <style:table-cell-properties style:writing-mode="page"/>
    </style:style>
    <style:style style:name="Tableau1.D7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able_20_Contents">
      <style:text-properties style:font-name="Liberation Sans" fo:font-size="24pt" officeooo:rsid="00181eae" officeooo:paragraph-rsid="00181eae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Standard" style:list-style-name="L1">
      <style:text-properties fo:font-size="20pt" officeooo:rsid="00181eae" officeooo:paragraph-rsid="00181eae" style:font-size-asian="20pt" style:font-size-complex="20pt"/>
    </style:style>
    <style:style style:name="P5" style:family="paragraph" style:parent-style-name="Standard">
      <style:text-properties officeooo:rsid="00181eae" officeooo:paragraph-rsid="00181e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ckin' Around The Christmas Tree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G</text:p>
          </table:table-cell>
          <table:table-cell table:style-name="Tableau1.B1" office:value-type="string">
            <text:p text:style-name="P2">E-</text:p>
          </table:table-cell>
          <table:table-cell table:style-name="Tableau1.B1" office:value-type="string">
            <text:p text:style-name="P2">C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2">D</text:p>
          </table:table-cell>
          <table:table-cell table:style-name="Tableau1.A4" office:value-type="string">
            <text:p text:style-name="P3">%</text:p>
          </table:table-cell>
          <table:table-cell table:style-name="Tableau1.A4" office:value-type="string">
            <text:p text:style-name="P2">%</text:p>
          </table:table-cell>
          <table:table-cell table:style-name="Tableau1.E4" office:value-type="string">
            <text:p text:style-name="P2">G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A6" office:value-type="string">
            <text:p text:style-name="P2">D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%</text:p>
          </table:table-cell>
          <table:table-cell table:style-name="Tableau1.E6" office:value-type="string">
            <text:p text:style-name="P2">G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>
          <table:table-cell table:style-name="Tableau1.E3" office:value-type="string">
            <text:p text:style-name="P2">Pont</text:p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B-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E6" office:value-type="string">
            <text:p text:style-name="P3"/>
          </table:table-cell>
          <table:table-cell table:style-name="Tableau1.A6" office:value-type="string">
            <text:p text:style-name="P2">E-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A</text:p>
          </table:table-cell>
          <table:table-cell table:style-name="Tableau1.E6" office:value-type="string">
            <text:p text:style-name="P2">D</text:p>
          </table:table-cell>
        </table:table-row>
      </table:table>
      <text:p text:style-name="P1"/>
      <text:p text:style-name="P1"/>
      <text:list text:style-name="L1">
        <text:list-item>
          <text:p text:style-name="P4">Intro</text:p>
        </text:list-item>
        <text:list-item>
          <text:p text:style-name="P4">Couplet 1 <text:s/>(Rocking Around ….stop)</text:p>
        </text:list-item>
        <text:list-item>
          <text:p text:style-name="P4">Couplet 2 <text:s/>(Rocking Around ….caroling)</text:p>
        </text:list-item>
        <text:list-item>
          <text:p text:style-name="P4">Pont <text:s text:c="9"/>(You will get …. <text:s/>boughs of holly)</text:p>
        </text:list-item>
        <text:list-item>
          <text:p text:style-name="P4">Couplet 3 <text:s/>(Rocking around … old fashioned way)</text:p>
          <text:p text:style-name="P4"/>
        </text:list-item>
        <text:list-item>
          <text:p text:style-name="P4">Instrumental Sax (= couplet)</text:p>
          <text:p text:style-name="P4"/>
        </text:list-item>
        <text:list-item>
          <text:p text:style-name="P4">Pont <text:s text:c="11"/>(You will get …. <text:s/>boughs of holly)</text:p>
        </text:list-item>
        <text:list-item>
          <text:p text:style-name="P4">Couplet 4 <text:s text:c="3"/>(Rocking around … old fashioned way)</text:p>
        </text:list-item>
        <text:list-item>
          <text:p text:style-name="P4">fin : Répétition (Everyone … old fashiond way) 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8:06:41.504383500</meta:creation-date>
    <dc:date>2025-11-06T18:16:39.026804570</dc:date>
    <meta:editing-duration>PT9M58S</meta:editing-duration>
    <meta:editing-cycles>1</meta:editing-cycles>
    <meta:document-statistic meta:table-count="1" meta:image-count="0" meta:object-count="0" meta:page-count="1" meta:paragraph-count="43" meta:word-count="102" meta:character-count="438" meta:non-whitespace-character-count="358"/>
    <meta:generator>LibreOffice/25.2.3.2$Linux_X86_64 LibreOffice_project/520$Build-2</meta:generator>
  </office:meta>
</office:document-meta>
</file>